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UTH EAST UP POWER TRANSMISSION CO. LTD.</text:p>
      <text:p text:style-name="Standard">SOUTH EAST U.P. POWER TRANSMISSION COMPANY LIMITED 409, 4" Floor, Shalimar Titanium Vibhuti Khand, Gomti Nagar, Lucknow-226010, Uttar Pradesh CIN No.U40105UP2009PLC038216 e-mail- Info@Seupptcl.com; website-www.seupptcl.com</text:p>
      <text:p text:style-name="Standard"><text:s text:c="286"/>13803</text:p>
      <text:p text:style-name="Standard"><text:s text:c="44"/>Book No. <text:s text:c="167"/>Serial No. MB</text:p>
      <text:p text:style-name="Standard"><text:s text:c="134"/>मूल्यांकन प्रपत्र</text:p>
      <text:p text:style-name="Standard"><text:s text:c="233"/>दिनांक: ///१/२९</text:p>
      <text:p text:style-name="Standard"><text:s text:c="10"/>कार्य विवरण फाउण्डेशन/ इरेक्शन /स्ट्रीगिंग</text:p>
      <text:p text:style-name="Standard"><text:s text:c="218"/>खैर वा ...</text:p>
      <text:p text:style-name="Standard"><text:s text:c="206"/>ग्राम</text:p>
      <text:p text:style-name="Standard"><text:s text:c="264"/>डाकघर</text:p>
      <text:p text:style-name="Standard"><text:s text:c="171"/>जिला 4)2112017</text:p>
      <text:p text:style-name="Standard"><text:s text:c="32"/>विषय :- तहसील मेशनगर</text:p>
      <text:p text:style-name="Standard"><text:s text:c="80"/>ट्रांसमीशन लाइन के निर्माण के विषय में।</text:p>
      <text:p text:style-name="Standard"><text:s text:c="44"/>महोदय,</text:p>
      <text:p text:style-name="Standard">आपको इस पत्र के द्वारा सूचना दी जाती है कि उपरोक्त लाईन को बनाते समय आपकी फसल इत्यादि (जिनका विवरण निम्न प्रकार है) का जो भी नुकसान हुआ है उसकी क्षतिपूर्ति SEUPPTCL या इसके प्राधिकृत उत्तराधिकारी द्वारा देय है। कृपया इस प्रपत्र की मुख्य प्रति राजस्व विभाग के हस्ताक्षर के बाद इस कार्यालय में जमा करवायें जिससे की मुआवजे के भुगतान सम्बन्धित कार्यवाही पूरी की जा सके।</text:p>
      <text:p text:style-name="Standard"><text:s text:c="96"/>क्षतिग्रस्त फसल / ढांचा का विवरण</text:p>
      <text:p text:style-name="Standard"><text:s text:c="306"/>IS LIMITED</text:p>
      <text:p text:style-name="Standard"><text:s text:c="256"/>भवदीय</text:p>
      <text:p text:style-name="Standard"><text:s text:c="297"/>TATA</text:p>
      <text:p text:style-name="Standard"><text:s text:c="234"/>प्रोजेक्ट मैनेजर</text:p>
      <text:p text:style-name="Standard"><text:s text:c="131"/>भुगतान का विवरण</text:p>
      <text:p text:style-name="Standard"/>
      <text:p text:style-name="Standard"><text:s text:c="15"/></text:p>
      <text:p text:style-name="Standard"><text:s text:c="16"/></text:p>
      <text:p text:style-name="Standard"><text:s text:c="23"/>क्रम संख्या| <text:s/>टावर क्रमांक| <text:s/>फसल| <text:s/>पैदावार /मूल्य| <text:s/>कुल पैदावार| <text:s/>सर्वे / चक / खसरा नं०| <text:s/>क्षतिपूर्ति / अन्य विवरण| </text:p>
      <text:p text:style-name="Standard"><text:s text:c="3"/>1| <text:s/>99B/4 10010| <text:s/>बैगन| <text:s/>१००| <text:s/>310| <text:s/>550/6| <text:s/>25×23 = 575m2</text:p>
      <text:p text:style-name="Standard">PROJE| </text:p>
      <text:p text:style-name="Standard"><text:s text:c="2"/></text:p>
      <text:p text:style-name="Standard"><text:s text:c="3"/>क्रमांक| <text:s/>चेक नं०| <text:s/>दिनांक| <text:s/>रूपये| </text:p>
      <text:p text:style-name="Standard"><text:s text:c="3"/>| <text:s/>| <text:s/>| <tex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4T16:34:37.131693000</meta:creation-date>
    <dc:date>2025-11-24T16:35:06.713977000</dc:date>
    <meta:editing-duration>PT30S</meta:editing-duration>
    <meta:editing-cycles>1</meta:editing-cycles>
    <meta:document-statistic meta:table-count="0" meta:image-count="0" meta:object-count="0" meta:page-count="1" meta:paragraph-count="29" meta:word-count="186" meta:character-count="4152" meta:non-whitespace-character-count="696"/>
    <meta:generator>LibreOffice/25.2.6.2$Windows_X86_64 LibreOffice_project/729c5bfe710f5eb71ed3bbde9e06a6065e9c6c5d</meta:generator>
  </office:meta>
</office:document-meta>
</file>